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30872314047448633"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86119477010941216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264180694215817560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74596533521231542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50407014595962396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16286178340768385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37258006429882340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269465790078848297"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3671548" text:continue-list="list437258006429882340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191162437403585512"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364824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365791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3666380"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3647176"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3674378"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64413619358497549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014394368835030708"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43250249739843545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3670482"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80865482879235573"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44718476722623205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15398186067296892" text:style-name="L15">
        <text:list-item>
          <text:list>
            <text:list-header>
              <text:p text:style-name="P182">1.5 miles averaging about 9:40/mile and rest 1 min</text:p>
            </text:list-header>
          </text:list>
        </text:list-item>
      </text:list>
      <text:p text:style-name="P24">1 mile in 8:26 and rest 2 min</text:p>
      <text:list xml:id="list378188750631031757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085322797660108654"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3670399"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262973537508784202"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659983994787663733"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9419123577138988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3649852" text:continue-list="list6659983994787663733" text:style-name="L19">
        <text:list-item>
          <text:list>
            <text:list-header>
              <text:p text:style-name="P186">(Pace*HR)=1240</text:p>
            </text:list-header>
          </text:list>
        </text:list-item>
      </text:list>
      <text:list xml:id="list23665625" text:continue-list="list7262973537508784202" text:style-name="L18">
        <text:list-item>
          <text:list>
            <text:list-header>
              <text:p text:style-name="P185">2 miles at 10:46/mile Ave HR= 121 bpm and rest a few minutes</text:p>
            </text:list-header>
          </text:list>
        </text:list-item>
      </text:list>
      <text:list xml:id="list23671413" text:continue-list="list23649852"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3666300"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8569460845487005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47570728580354457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614094781865358153"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651029480385429280"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805851819661978792"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5555856923243042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367087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3660819"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472167038361778955"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91934675624730742"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905500679461435864"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09894944177249722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01739476165435368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34849125966075690" text:style-name="L32">
        <text:list-item>
          <text:list>
            <text:list-header>
              <text:p text:style-name="P196">0.25 miles in 2:54</text:p>
              <text:p text:style-name="P196">1 mile in 9:21 going faster as I ran and ending at around 8:30 pace</text:p>
            </text:list-header>
          </text:list>
        </text:list-item>
      </text:list>
      <text:list xml:id="list790382035229086806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71920023877405457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78571758763436034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595024951808486925"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text:span text:style-name="T2"/></text:p>
      <text:p text:style-name="P24"><text:span text:style-name="T2">20 or more cemetery loops:</text:span></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349806472939483124"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text:soft-page-break/></text:p>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11T03:40:05.98</dc:date>
    <dc:creator>James Lombardi</dc:creator>
    <meta:editing-duration>P25DT5H6M24S</meta:editing-duration>
    <meta:editing-cycles>1977</meta:editing-cycles>
    <meta:generator>OpenOffice/4.1.2$Win32 OpenOffice.org_project/412m3$Build-9782</meta:generator>
    <meta:document-statistic meta:table-count="0" meta:image-count="9" meta:object-count="0" meta:page-count="197" meta:paragraph-count="5710" meta:word-count="61831" meta:character-count="316942"/>
  </office:meta>
</office:document-meta>
</file>